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fo:font-size="14pt" fo:font-weight="bold"/>
    </style:style>
    <style:style style:family="text" style:name="T2" style:display-name="T2">
      <style:text-properties style:font-name="Times New Roman" fo:font-size="14pt"/>
    </style:style>
    <style:style style:family="text" style:name="T3" style:display-name="T3">
      <style:text-properties style:text-underline-type="single" style:font-name="Times New Roman" fo:font-size="14pt" fo:font-style="italic"/>
    </style:style>
    <style:style style:family="text" style:name="T4" style:display-name="T4">
      <style:text-properties style:font-name="Times New Roman" fo:font-size="14pt" fo:font-style="italic"/>
    </style:style>
    <style:style style:family="paragraph" style:name="P2" style:display-name="P2">
      <style:paragraph-properties fo:text-align="center"/>
    </style:style>
    <style:style style:family="paragraph" style:name="P3" style:display-name="P3">
      <style:paragraph-properties fo:text-align="justify" fo:text-indent="35.400000pt" fo:line-height="100%" fo:margin-bottom="0.000000pt"/>
    </style:style>
    <style:style style:family="paragraph" style:name="P1" style:display-name="P1">
      <style:paragraph-properties fo:break-before="page"/>
    </style:style>
    <style:style style:family="section" style:name="Sect1" style:display-name="Sect1">
      <style:section-properties text:dont-balance-text-columns="true">
        <style:columns fo:column-count="1"/>
      </style:section-properties>
    </style:style>
    <style:page-layout style:name="PLayout2">
      <style:page-layout-properties fo:margin-top="0.500000in" fo:margin-bottom="0.500000in" fo:margin-left="0.500000in" fo:margin-right="0.500000in"/>
    </style:page-layout>
    <style:page-layout style:name="Standard">
      <style:page-layout-properties fo:margin-top="0.500000in" fo:margin-bottom="0.500000in" fo:margin-left="0.500000in" fo:margin-right="0.500000in"/>
    </style:page-layout>
  </office:automatic-styles>
  <office:body>
    <office:text>
      <text:section text:style-name="Sect1" text:name="Section1">
        <text:p text:style-name="P1"><text:span text:style-name="T1">LITERATURA ESPAÑOLA DEL SIGLO XX – TEMA 1: EL MODERNISMO Y LA GENERACIÓN DEL 98</text:span></text:p>
        <text:p text:style-name="P2"/>
        <text:p text:style-name="P3"><text:span text:style-name="T1">El MODERNISMO </text:span><text:span text:style-name="T2">es el movimiento artístico que se inició hacia 1880 y se mantuvo vigente a lo largo de los primeros años del siglo XX. En lo estético, influyeron decisivamente en el Modernismo</text:span><text:span text:style-name="T1"> </text:span><text:span text:style-name="T2">dos movimientos literarios franceses: el </text:span><text:span text:style-name="T1">Parnasianismo </text:span><text:span text:style-name="T2">que busca la perfección formal y siente preferencia por los elementos bíblicos, mitológicos y exóticos; y el </text:span><text:span text:style-name="T1">Simbolismo, </text:span><text:span text:style-name="T2">que se propone descubrir los significados profundos que se esconden tras la realidad aparente. El Modernismo</text:span><text:span text:style-name="T1"> </text:span><text:span text:style-name="T2">busca la belleza (</text:span><text:span text:style-name="T1">esteticismo</text:span><text:span text:style-name="T2">) como único medio de huir de la realidad cotidiana y lo consigue a través de un léxico muy seleccionado, el empleo de recursos estilísticos, la renovación de la métrica, evocaciones históricas o el mundo de los sueños. Los temas recurrentes de los modernistas son la crisis espiritual, la evasión y la idealización del amor. </text:span><text:span text:style-name="T1">El Modernismo español </text:span><text:span text:style-name="T2">se caracteriza por ser menos parnasiano y más simbolista . De este modo nuestros escritores españoles se sitúan en el Postmodernismo. En sus inicios fueron modernistas muchos escritores de la Generación del 98 aunque luego siguen rumbos más personales. La estética modernista está muy presente en la obra de </text:span><text:span text:style-name="T1">Manuel Machado </text:span><text:span text:style-name="T2">sobre todo en libros como </text:span><text:span text:style-name="T3">Alma</text:span><text:span text:style-name="T4">. </text:span><text:span text:style-name="T2">Aunque </text:span><text:span text:style-name="T1">Juan Ramón Jiménez </text:span><text:span text:style-name="T2">es más bien un escritor del Novecentismo, su primera época es modernista y se caracteriza por la influencia de Bécquer. </text:span><text:span text:style-name="T1">Valle Inclán </text:span><text:span text:style-name="T2">también cultivó la poesía y la prosa con estética modernista de forma evidente en sus </text:span><text:span text:style-name="T3">Sonatas</text:span><text:span text:style-name="T2">. El autor más importante en este periodo fue </text:span><text:span text:style-name="T1">Rubén Darío, </text:span><text:span text:style-name="T2">considerado como el gran renovador de la poesía en lengua española, tanto en los temas como en la métrica. De su obra poética destaca <text:s/></text:span><text:span text:style-name="T3">Azul. </text:span><text:span text:style-name="T2">Se entiende por </text:span><text:span text:style-name="T1">GENERACIÓN DEL 98 </text:span><text:span text:style-name="T2">a un grupo jóvenes escritores que empiezan a publicar sus obras a finales del siglo XIX empujados por el deseo de renovar la literatura española y de dar una respuesta a los graves problemas que en esos momentos vivía España. En su conjunto, estos autores cultivan todos los géneros. En cambio, en la Generación del 98</text:span><text:span text:style-name="T1"> </text:span><text:span text:style-name="T2">sus preocupaciones son </text:span><text:span text:style-name="T1">filosóficas</text:span><text:span text:style-name="T2">, derivadas de la influencia de filósofos como Nietzsche. Innovan los géneros literarios, principalmente novela y ensayo. </text:span><text:bookmark-start text:name="_GoBack"/><text:bookmark-end text:name="_GoBack"/><text:span text:style-name="T2">La triste realidad de </text:span><text:span text:style-name="T1">España </text:span><text:span text:style-name="T2">y </text:span><text:span text:style-name="T1">Castilla </text:span><text:span text:style-name="T2">estará en su punto de mira. Buscan la indagación crítica en el pasado y hacen uso de las palabras terruñeras, propias de las tierras castellanas. La base de su temática existencial es el desengaño, la soledad, el sueño, la fe y la inmortalidad, y todo con un lenguaje sencillo y natural, centrado más en la narrativa. estacan los siguientes autores: </text:span><text:span text:style-name="T1">Miguel de Unamuno</text:span><text:span text:style-name="T2">. De espíritu </text:span><text:span text:style-name="T1">crítico</text:span><text:span text:style-name="T2">, socialista y revolucionario, su novela</text:span><text:span text:style-name="T1"> </text:span><text:span text:style-name="T2">gira en torno al interior del personaje y sus problemas </text:span><text:span text:style-name="T1">íntimos. </text:span><text:span text:style-name="T2">En su estilo destaca la preferencia por el diálogo. Niebla es una de sus principales obras. </text:span><text:span text:style-name="T1">Pío Baroja </text:span><text:span text:style-name="T2">destaca por su visión pesimista</text:span><text:span text:style-name="T1"> </text:span><text:span text:style-name="T2">de la vida y el mundo, su actitud individualista, su escepticismo</text:span><text:span text:style-name="T1"> </text:span><text:span text:style-name="T2">ante religión, política y sociedad. Los protagonistas de sus novelas rechazan la vida burguesa y suelen ser de dos tipos: hombres inconformistas Zalacaín el Aventurero y hombres intelectuales y pesimistas, como Andrés Hurtado en </text:span><text:span text:style-name="T3">El árbol de la ciencia</text:span><text:span text:style-name="T2">. Azorín demostró gran capacidad para describir las pequeñas cosas cotidianas. Describe y evoca nostálgicamente paisajes, sensaciones</text:span><text:span text:style-name="T1"> </text:span><text:span text:style-name="T2">e impresiones. En su novela encontramos fragmentos de la vida, autobiográficos, y descripciones de personajes y ambientes. En </text:span><text:span text:style-name="T3">La voluntad</text:span><text:span text:style-name="T4"> <text:s/></text:span><text:span text:style-name="T2">tenemos un buen ejemplo de novela noventayochista: fragmentaria <text:s/>y con una trama que carece de importancia. </text:span><text:span text:style-name="T1">Valle Inclán. </text:span><text:span text:style-name="T2">Influido por la estética modernista y expresionista, crea el</text:span><text:span text:style-name="T1"> </text:span><text:span text:style-name="T4">esperpento</text:span><text:span text:style-name="T2"> el autor manipula la realidad y la caricaturiza. Ejemplo de ello es su novela </text:span><text:span text:style-name="T3">Tirano Banderas.</text:span><text:span text:style-name="T2"> </text:span><text:span text:style-name="T1">Antonio Machado </text:span><text:span text:style-name="T2">es el poeta por excelencia de la generación</text:span><text:span text:style-name="T1">. </text:span><text:span text:style-name="T2">En su obra, de carácter existencial y espiritual, el tiempo</text:span><text:span text:style-name="T1"> </text:span><text:span text:style-name="T2">es un tema recurrente y predomina el tono nostálgico y expresivo; así lo vemos en </text:span><text:span text:style-name="T3">Soledades</text:span><text:span text:style-name="T2"> y </text:span><text:span text:style-name="T3">Campos de Castill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office:font-face-decls>
  <office:styles>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ent-style-name="Normal" style:next-style-name="Normal">
      <style:text-properties style:font-name="Calibri" fo:language="ar" fo:country="SA"/>
    </style:style>
    <style:style style:family="paragraph" style:name="-Normal" style:display-name="_Normal" style:parent-style-name="Normal" style:next-style-name="-Normal">
      <style:paragraph-properties fo:line-height="115%" fo:margin-bottom="10.000000pt"/>
      <style:text-properties fo:font-size="11.000000pt" fo:language="en" fo:country="US"/>
    </style:style>
  </office:styles>
  <office:automatic-styles>
    <style:page-layout style:name="Standard">
      <style:page-layout-properties fo:page-width="210.000000mm" fo:page-height="297.000000mm" style:print-orientation="portrait" fo:margin-top="0.500000in" fo:margin-bottom="0.500000in" fo:margin-left="0.500000in" fo:margin-right="0.50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Sun Apr 24 14:20:13 2022
</meta:creation-date>
    <dc:date>Sun Apr 24 14:20:45 2022
</dc:date>
  </office:meta>
</office:document-meta>
</file>